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78cm"/>
    </style:style>
    <style:style style:name="gr2" style:family="graphic" style:parent-style-name="standard">
      <style:graphic-properties draw:stroke="dash" draw:stroke-dash="Ultrafine_20_Dashed" svg:stroke-color="#000000" draw:fill="none" draw:fill-color="#ffffff" fo:min-height="2.773cm" fo:padding-left="0.15cm" fo:padding-right="0.15cm"/>
    </style:style>
    <style:style style:name="gr3" style:family="graphic" style:parent-style-name="standard">
      <style:graphic-properties draw:stroke="dash" draw:stroke-dash="Ultrafine_20_Dashed" svg:stroke-color="#000000" draw:fill="none" draw:fill-color="#ffffff" fo:min-height="1.903cm" fo:padding-left="0.15cm" fo:padding-right="0.15cm"/>
    </style:style>
    <style:style style:name="gr4" style:family="graphic" style:parent-style-name="standard">
      <style:graphic-properties draw:stroke="dash" draw:stroke-dash="Ultrafine_20_Dashed" svg:stroke-color="#000000" draw:fill="none" draw:fill-color="#ffffff" fo:min-height="2.303cm" fo:padding-left="0.15cm" fo:padding-right="0.15cm"/>
    </style:style>
    <style:style style:name="gr5" style:family="graphic" style:parent-style-name="standard">
      <style:graphic-properties svg:stroke-color="#000000" draw:marker-start-width="0.2cm" draw:marker-end="Arrow" draw:marker-end-width="0.2cm" draw:textarea-horizontal-align="center" draw:textarea-vertical-align="middle"/>
    </style:style>
    <style:style style:name="gr6" style:family="graphic" style:parent-style-name="standard">
      <style:graphic-properties svg:stroke-color="#000000" draw:marker-start-width="0.2cm" draw:marker-end="" draw:marker-end-width="0.2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4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>
        <style:tab-stops>
          <style:tab-stop style:position="1.826cm"/>
        </style:tab-stops>
      </style:paragraph-properties>
    </style:style>
    <style:style style:name="P3" style:family="paragraph">
      <style:paragraph-properties fo:margin-left="0cm" fo:margin-right="0cm" fo:text-indent="0cm">
        <style:tab-stops>
          <style:tab-stop style:position="1.826cm"/>
        </style:tab-stops>
      </style:paragraph-properties>
      <style:text-properties fo:font-size="14pt" style:font-size-asian="14pt" style:font-size-complex="14pt"/>
    </style:style>
    <style:style style:name="P4" style:family="paragraph">
      <style:paragraph-properties fo:margin-left="0cm" fo:margin-right="0cm" fo:text-indent="0cm">
        <style:tab-stops>
          <style:tab-stop style:position="2.223cm"/>
        </style:tab-stops>
      </style:paragraph-properties>
    </style:style>
    <style:style style:name="P5" style:family="paragraph">
      <style:paragraph-properties fo:margin-left="0cm" fo:margin-right="0cm" fo:text-indent="0cm">
        <style:tab-stops>
          <style:tab-stop style:position="2.275cm"/>
        </style:tab-stops>
      </style:paragraph-properties>
    </style:style>
    <style:style style:name="P6" style:family="paragraph">
      <style:paragraph-properties fo:text-align="center"/>
    </style:style>
    <style:style style:name="P7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327cm" svg:height="1.128cm" svg:x="7.473cm" svg:y="0.972cm">
          <draw:text-box>
            <text:p text:style-name="P1">Schéma relationnel EPC-stages</text:p>
          </draw:text-box>
        </draw:frame>
        <draw:frame draw:style-name="gr2" draw:text-style-name="P3" xml:id="id1" draw:id="id1" draw:layer="layout" svg:width="4.53cm" svg:height="3.853cm" svg:x="3.97cm" svg:y="8.1cm">
          <draw:text-box>
            <text:p text:style-name="P2"><text:span text:style-name="T1">Student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first_name</text:span><text:span text:style-name="T2"><text:tab/></text:span><text:span text:style-name="T2">VARCHAR(40)</text:span></text:p>
            <text:p text:style-name="P2"><text:span text:style-name="T2">last_name</text:span><text:span text:style-name="T2"><text:tab/></text:span><text:span text:style-name="T2">VARCHAR(40)</text:span></text:p>
            <text:p text:style-name="P2"><text:span text:style-name="T2">birth_date</text:span><text:span text:style-name="T2"><text:tab/></text:span><text:span text:style-name="T2">DATE</text:span></text:p>
            <text:p text:style-name="P2"><text:span text:style-name="T2">pcode</text:span><text:span text:style-name="T2"><text:tab/></text:span><text:span text:style-name="T2">VARCHAR(4)</text:span></text:p>
            <text:p text:style-name="P2"><text:span text:style-name="T2">city</text:span><text:span text:style-name="T2"><text:tab/></text:span><text:span text:style-name="T2">VARCHAR(40)</text:span></text:p>
            <text:p text:style-name="P2"><text:span text:style-name="T2">section_id</text:span><text:span text:style-name="T2"><text:tab/></text:span><text:span text:style-name="T2">INT NOT NULL</text:span></text:p>
          </draw:text-box>
          <draw:glue-point draw:id="4" svg:x="5.002cm" svg:y="-1.365cm"/>
          <draw:glue-point draw:id="5" svg:x="-5.002cm" svg:y="4.085cm"/>
        </draw:frame>
        <draw:frame draw:style-name="gr2" draw:text-style-name="P3" xml:id="id5" draw:id="id5" draw:layer="layout" svg:width="4.53cm" svg:height="3.853cm" svg:x="23.37cm" svg:y="7.947cm">
          <draw:text-box>
            <text:p text:style-name="P2"><text:span text:style-name="T1">Corporation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name</text:span><text:span text:style-name="T2"><text:tab/></text:span><text:span text:style-name="T2">VARCHAR(100)</text:span></text:p>
            <text:p text:style-name="P2"><text:span text:style-name="T2">street</text:span><text:span text:style-name="T2"><text:tab/></text:span><text:span text:style-name="T2">VARCHAR(100)</text:span></text:p>
            <text:p text:style-name="P2"><text:span text:style-name="T2">pcode</text:span><text:span text:style-name="T2"><text:tab/></text:span><text:span text:style-name="T2">VARCHAR(4)</text:span></text:p>
            <text:p text:style-name="P2"><text:span text:style-name="T2">city</text:span><text:span text:style-name="T2"><text:tab/></text:span><text:span text:style-name="T2">VARCHAR(40)</text:span></text:p>
            <text:p text:style-name="P2"><text:span text:style-name="T2">tel</text:span><text:span text:style-name="T2"><text:tab/></text:span><text:span text:style-name="T2">VARCHAR(20)</text:span></text:p>
            <text:p text:style-name="P2"><text:span text:style-name="T2">email</text:span><text:span text:style-name="T2"><text:tab/></text:span><text:span text:style-name="T2">VARCHAR(40)</text:span></text:p>
          </draw:text-box>
          <draw:glue-point draw:id="4" svg:x="-5.002cm" svg:y="-1.487cm"/>
        </draw:frame>
        <draw:frame draw:style-name="gr3" draw:text-style-name="P3" xml:id="id2" draw:id="id2" draw:layer="layout" svg:width="4.53cm" svg:height="2.153cm" svg:x="2.17cm" svg:y="4.447cm">
          <draw:text-box>
            <text:p text:style-name="P2"><text:span text:style-name="T1">Section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name</text:span><text:span text:style-name="T2"><text:tab/></text:span><text:span text:style-name="T2">VARCHAR(20)</text:span></text:p>
          </draw:text-box>
          <draw:glue-point draw:id="4" svg:x="5.002cm" svg:y="1.751cm"/>
          <draw:glue-point draw:id="5" svg:x="-5.002cm" svg:y="1.286cm"/>
        </draw:frame>
        <draw:frame draw:style-name="gr4" draw:text-style-name="P3" xml:id="id8" draw:id="id8" draw:layer="layout" svg:width="4.53cm" svg:height="2.553cm" svg:x="4.07cm" svg:y="13.547cm">
          <draw:text-box>
            <text:p text:style-name="P2"><text:span text:style-name="T1">Referent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first_name</text:span><text:span text:style-name="T2"><text:tab/></text:span><text:span text:style-name="T2">VARCHAR(40)</text:span></text:p>
            <text:p text:style-name="P2"><text:span text:style-name="T2">last_name</text:span><text:span text:style-name="T2"><text:tab/></text:span><text:span text:style-name="T2">VARCHAR(40)</text:span></text:p>
          </draw:text-box>
        </draw:frame>
        <draw:frame draw:style-name="gr2" draw:text-style-name="P3" xml:id="id6" draw:id="id6" draw:layer="layout" svg:width="4.93cm" svg:height="3.497cm" svg:x="23.3cm" svg:y="12.7cm">
          <draw:text-box>
            <text:p text:style-name="P2"><text:span text:style-name="T1">CorpContact</text:span></text:p>
            <text:p text:style-name="P2"><text:span text:style-name="T1">-------------------------</text:span></text:p>
            <text:p text:style-name="P4"><text:span text:style-name="T2">id</text:span><text:span text:style-name="T2"><text:tab/></text:span><text:span text:style-name="T2">INT NOT NULL</text:span></text:p>
            <text:p text:style-name="P4"><text:span text:style-name="T2">corporation_id</text:span><text:span text:style-name="T2"><text:tab/></text:span><text:span text:style-name="T2">INT NOT NULL</text:span></text:p>
            <text:p text:style-name="P4"><text:span text:style-name="T2">first_name</text:span><text:span text:style-name="T2"><text:tab/></text:span><text:span text:style-name="T2">VARCHAR(40)</text:span></text:p>
            <text:p text:style-name="P4"><text:span text:style-name="T2">last_name</text:span><text:span text:style-name="T2"><text:tab/></text:span><text:span text:style-name="T2">VARCHAR(40)</text:span></text:p>
            <text:p text:style-name="P4"><text:span text:style-name="T2">tel</text:span><text:span text:style-name="T2"><text:tab/></text:span><text:span text:style-name="T2">VARCHAR(20)</text:span></text:p>
            <text:p text:style-name="P4"><text:span text:style-name="T2">email</text:span><text:span text:style-name="T2"><text:tab/></text:span><text:span text:style-name="T2">VARCHAR(40)</text:span></text:p>
          </draw:text-box>
          <draw:glue-point draw:id="4" svg:x="-5cm" svg:y="-1.1cm"/>
        </draw:frame>
        <draw:frame draw:style-name="gr3" draw:text-style-name="P3" xml:id="id9" draw:id="id9" draw:layer="layout" svg:width="4.53cm" svg:height="2.153cm" svg:x="13.27cm" svg:y="15.847cm">
          <draw:text-box>
            <text:p text:style-name="P2"><text:span text:style-name="T1">Domain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name</text:span><text:span text:style-name="T2"><text:tab/></text:span><text:span text:style-name="T2">VARCHAR(50)</text:span></text:p>
          </draw:text-box>
          <draw:glue-point draw:id="4" svg:x="5cm" svg:y="1.751cm"/>
          <draw:glue-point draw:id="5" svg:x="-5.002cm" svg:y="1.286cm"/>
        </draw:frame>
        <draw:frame draw:style-name="gr2" draw:text-style-name="P3" xml:id="id3" draw:id="id3" draw:layer="layout" svg:width="4.53cm" svg:height="3.023cm" svg:x="10.6cm" svg:y="3.977cm">
          <draw:text-box>
            <text:p text:style-name="P2"><text:span text:style-name="T1">Period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section_id</text:span><text:span text:style-name="T2"><text:tab/></text:span><text:span text:style-name="T2">INT NOT NULL</text:span></text:p>
            <text:p text:style-name="P2"><text:span text:style-name="T2">start_date</text:span><text:span text:style-name="T2"><text:tab/></text:span><text:span text:style-name="T2">DATE</text:span></text:p>
            <text:p text:style-name="P2"><text:span text:style-name="T2">end_date</text:span><text:span text:style-name="T2"><text:tab/></text:span><text:span text:style-name="T2">DATE</text:span></text:p>
          </draw:text-box>
          <draw:glue-point draw:id="4" svg:x="5.002cm" svg:y="-0.621cm"/>
          <draw:glue-point draw:id="5" svg:x="-5.002cm" svg:y="1.032cm"/>
        </draw:frame>
        <draw:frame draw:style-name="gr2" draw:text-style-name="P3" xml:id="id4" draw:id="id4" draw:layer="layout" svg:width="4.93cm" svg:height="3.141cm" svg:x="16.57cm" svg:y="4cm">
          <draw:text-box>
            <text:p text:style-name="P2"><text:span text:style-name="T1">Availability</text:span></text:p>
            <text:p text:style-name="P2"><text:span text:style-name="T1">-------------------------</text:span></text:p>
            <text:p text:style-name="P5"><text:span text:style-name="T2">id</text:span><text:span text:style-name="T2"><text:tab/></text:span><text:span text:style-name="T2">INT NOT NULL</text:span></text:p>
            <text:p text:style-name="P5"><text:span text:style-name="T2">corporation_id</text:span><text:span text:style-name="T2"><text:tab/></text:span><text:span text:style-name="T2">INT NOT NULL</text:span></text:p>
            <text:p text:style-name="P5"><text:span text:style-name="T2">period_id</text:span><text:span text:style-name="T2"><text:tab/></text:span><text:span text:style-name="T2">INT NOT NULL</text:span></text:p>
            <text:p text:style-name="P5"><text:span text:style-name="T2">domain_id</text:span><text:span text:style-name="T2"><text:tab/></text:span><text:span text:style-name="T2">INT NOT NULL</text:span></text:p>
            <text:p text:style-name="P5"><text:span text:style-name="T2">comment</text:span><text:span text:style-name="T2"><text:tab/></text:span><text:span text:style-name="T2">TEXT</text:span></text:p>
          </draw:text-box>
          <draw:glue-point draw:id="4" svg:x="5.002cm" svg:y="0.732cm"/>
          <draw:glue-point draw:id="5" svg:x="-5.002cm" svg:y="1.687cm"/>
          <draw:glue-point draw:id="6" svg:x="5cm" svg:y="2.96cm"/>
          <draw:glue-point draw:id="7" svg:x="-4.939cm" svg:y="-0.541cm"/>
        </draw:frame>
        <draw:frame draw:style-name="gr2" draw:text-style-name="P3" xml:id="id7" draw:id="id7" draw:layer="layout" svg:width="4.93cm" svg:height="3.141cm" svg:x="13cm" svg:y="9.3cm">
          <draw:text-box>
            <text:p text:style-name="P2"><text:span text:style-name="T1">Training</text:span></text:p>
            <text:p text:style-name="P2"><text:span text:style-name="T1">-------------------------</text:span></text:p>
            <text:p text:style-name="P5"><text:span text:style-name="T2">id</text:span><text:span text:style-name="T2"><text:tab/></text:span><text:span text:style-name="T2">INT NOT NULL</text:span></text:p>
            <text:p text:style-name="P5"><text:span text:style-name="T2">student_id</text:span><text:span text:style-name="T2"><text:tab/></text:span><text:span text:style-name="T2">INT NOT NULL</text:span></text:p>
            <text:p text:style-name="P5"><text:span text:style-name="T2">availability_id</text:span><text:span text:style-name="T2"><text:tab/></text:span><text:span text:style-name="T2">INT NOT NULL</text:span></text:p>
            <text:p text:style-name="P5"><text:span text:style-name="T2">referent_id</text:span><text:span text:style-name="T2"><text:tab/></text:span><text:span text:style-name="T2">INT NOT NULL</text:span></text:p>
            <text:p text:style-name="P5"><text:span text:style-name="T2">comment</text:span><text:span text:style-name="T2"><text:tab/></text:span><text:span text:style-name="T2">TEXT</text:span></text:p>
          </draw:text-box>
          <draw:glue-point draw:id="4" svg:x="5.002cm" svg:y="3.008cm"/>
          <draw:glue-point draw:id="5" svg:x="5.002cm" svg:y="2.005cm"/>
          <draw:glue-point draw:id="6" svg:x="-5.002cm" svg:y="0.732cm"/>
          <draw:glue-point draw:id="7" svg:x="-5.002cm" svg:y="2.96cm"/>
        </draw:frame>
        <draw:connector draw:style-name="gr5" draw:text-style-name="P6" draw:layer="layout" svg:x1="3.97cm" svg:y1="11.599cm" svg:x2="2.17cm" svg:y2="5.799cm" draw:start-shape="id1" draw:start-glue-point="5" draw:end-shape="id2" draw:end-glue-point="5" svg:d="m3970 11599h-2301v-5800h501">
          <text:p/>
        </draw:connector>
        <draw:connector draw:style-name="gr5" draw:text-style-name="P6" draw:layer="layout" svg:x1="10.6cm" svg:y1="5.799cm" svg:x2="6.7cm" svg:y2="5.899cm" draw:start-shape="id3" draw:start-glue-point="5" draw:end-shape="id2" draw:end-glue-point="4" svg:d="m10600 5799h-1950v100h-1950">
          <text:p/>
        </draw:connector>
        <draw:connector draw:style-name="gr5" draw:text-style-name="P6" draw:layer="layout" svg:x1="16.57cm" svg:y1="6.099cm" svg:x2="15.13cm" svg:y2="5.301cm" draw:start-shape="id4" draw:start-glue-point="5" draw:end-shape="id3" draw:end-glue-point="4" svg:d="m16570 6099h-720v-798h-720">
          <text:p/>
        </draw:connector>
        <draw:connector draw:style-name="gr5" draw:text-style-name="P6" draw:layer="layout" svg:x1="21.5cm" svg:y1="5.799cm" svg:x2="23.37cm" svg:y2="9.301cm" draw:start-shape="id4" draw:start-glue-point="4" draw:end-shape="id5" draw:end-glue-point="4" svg:d="m21500 5799h935v3502h935">
          <text:p/>
        </draw:connector>
        <draw:connector draw:style-name="gr5" draw:text-style-name="P6" draw:layer="layout" svg:x1="23.3cm" svg:y1="14.448cm" svg:x2="23.37cm" svg:y2="9.301cm" draw:start-shape="id6" draw:end-shape="id5" draw:end-glue-point="4" svg:d="m23300 14448h-501v-5147h571">
          <text:p/>
        </draw:connector>
        <draw:connector draw:style-name="gr6" draw:text-style-name="P6" draw:layer="layout" svg:x1="17.93cm" svg:y1="11.499cm" svg:x2="16.601cm" svg:y2="5.401cm" draw:start-shape="id7" draw:start-glue-point="5" draw:end-shape="id4" draw:end-glue-point="7" svg:d="m17930 11499h501v-3278h-2362v-2820h532">
          <text:p/>
        </draw:connector>
        <draw:connector draw:style-name="gr5" draw:text-style-name="P6" draw:layer="layout" svg:x1="13cm" svg:y1="11.799cm" svg:x2="8.6cm" svg:y2="14.823cm" draw:start-shape="id7" draw:start-glue-point="7" draw:end-shape="id8" draw:end-glue-point="1" svg:d="m13000 11799h-2200v3024h-2200">
          <text:p/>
        </draw:connector>
        <draw:connector draw:style-name="gr5" draw:text-style-name="P6" draw:layer="layout" svg:x1="13cm" svg:y1="11.099cm" svg:x2="8.5cm" svg:y2="9.501cm" draw:start-shape="id7" draw:start-glue-point="6" draw:end-shape="id1" draw:end-glue-point="4" svg:d="m13000 11099h-2250v-1598h-2250">
          <text:p/>
        </draw:connector>
        <draw:connector draw:style-name="gr5" draw:text-style-name="P6" draw:layer="layout" svg:x1="21.5cm" svg:y1="6.499cm" svg:x2="17.8cm" svg:y2="17.299cm" draw:start-shape="id4" draw:start-glue-point="6" draw:end-shape="id9" draw:end-glue-point="4" svg:d="m21500 6499h501v10800h-4201">
          <text:p/>
        </draw:connector>
        <draw:frame draw:style-name="gr7" draw:text-style-name="P7" draw:layer="layout" svg:width="3.538cm" svg:height="0.67cm" svg:x="1.062cm" svg:y="19.33cm">
          <draw:text-box>
            <text:p><text:span text:style-name="T3">cpa, 2012-11-0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laude </meta:initial-creator>
    <meta:creation-date>2012-11-06T17:05:58</meta:creation-date>
    <dc:date>2012-11-07T17:28:23</dc:date>
    <dc:creator>Claude </dc:creator>
    <meta:editing-duration>PT1H48S</meta:editing-duration>
    <meta:editing-cycles>11</meta:editing-cycles>
    <meta:generator>LibreOffice/3.5$Linux_X86_64 LibreOffice_project/350m1$Build-2</meta:generator>
    <meta:printed-by>Claude </meta:printed-by>
    <meta:print-date>2012-11-06T17:39:48</meta:print-date>
    <meta:document-statistic meta:object-count="20"/>
  </office:meta>
</office:document-meta>
</file>